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9"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0"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1"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2"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3"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7" style:family="paragraph" style:parent-style-name="Standard" style:list-style-name="L1">
      <style:text-properties fo:font-weight="normal" style:font-weight-asian="normal" style:font-weight-complex="normal"/>
    </style:style>
    <style:style style:name="P18" style:family="paragraph" style:parent-style-name="Hanging_20_indent" style:list-style-name="L2"/>
    <style:style style:name="P19" style:family="paragraph" style:parent-style-name="Hanging_20_indent">
      <style:text-properties fo:font-style="normal" style:font-style-asian="normal" style:font-style-complex="normal"/>
    </style:style>
    <style:style style:name="P20" style:family="paragraph" style:parent-style-name="Hanging_20_indent" style:list-style-name="L2">
      <style:text-properties fo:font-style="normal" style:font-style-asian="normal" style:font-style-complex="normal"/>
    </style:style>
    <style:style style:name="P21" style:family="paragraph" style:parent-style-name="Hanging_20_indent">
      <style:text-properties fo:font-style="normal" fo:font-weight="normal" style:font-style-asian="normal" style:font-weight-asian="normal" style:font-style-complex="normal" style:font-weight-complex="normal"/>
    </style:style>
    <style:style style:name="P22" style:family="paragraph" style:parent-style-name="Hanging_20_indent">
      <style:text-properties fo:font-style="italic"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style:font-name="Courier 10 Pitc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850802418" text:style-name="L1">
        <text:list-item>
          <text:p text:style-name="P17">Read xml file as a string into a variable</text:p>
        </text:list-item>
        <text:list-item>
          <text:p text:style-name="P17">Use xmlminidom to process the string into “node”s</text:p>
        </text:list-item>
        <text:list-item>
          <text:p text:style-name="P17">Iterate through all board nodes for each of these generate HTML</text:p>
          <text:list>
            <text:list-item>
              <text:p text:style-name="P17">Make boards with travelers</text:p>
            </text:list-item>
            <text:list-item>
              <text:p text:style-name="P17">Make boards without travelers</text:p>
            </text:list-item>
            <text:list-item>
              <text:p text:style-name="P17">Make personal score card</text:p>
            </text:list-item>
            <text:list-item>
              <text:p text:style-name="P17">Make rankings</text:p>
            </text:list-item>
          </text:list>
        </text:list-item>
        <text:list-item>
          <text:p text:style-name="P17">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P3">xml-getdeepnodes (node nodename) → returns descendants of node with type nodename, searching recursively using DFS with node as root.</text:p>
      <text:p text:style-name="Hanging_20_indent"><text:tab/>Assuming (xml-isnode node) is true, xml-getdeepnodes will return:</text:p>
      <text:list xml:id="list766815866" text:style-name="L2">
        <text:list-item>
          <text:p text:style-name="P18">something of type xml-isnodelist</text:p>
        </text:list-item>
        <text:list-item>
          <text:p text:style-name="P18">every node with name nodename.</text:p>
        </text:list-item>
      </text:list>
      <text:p text:style-name="P3">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is true, xml-getdeepnode will return:</text:p>
      <text:list xml:id="list2055415927" text:continue-numbering="true" text:style-name="L2">
        <text:list-item>
          <text:p text:style-name="P18">something of type xml-isnode</text:p>
        </text:list-item>
        <text:list-item>
          <text:p text:style-name="P20">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P3">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8"/>
      <text:p text:style-name="P9">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text:p>
      <text:p text:style-name="P7"><text:tab/>The resulting serialization will look something like (minus indentation used here for readability): <text:line-break/><text:span text:style-name="T2">&lt;div class="board"&gt;<text:line-break/><text:tab/>&lt;div class="boardnum"&gt;Board: 33&lt;/div&gt; </text:span><text:line-break/><text:tab/>(<text:span text:style-name="T2">33</text:span> comes from the contents of the BoardNo element) <text:line-break/><text:tab/><text:span text:style-name="T2">&lt;div class="N"&gt; </text:span><text:line-break/><text:tab/>(<text:span text:style-name="T2">N</text:span> comes from the direction attribute of the Hand element) <text:line-break/><text:tab/><text:tab/><text:span text:style-name="T2">&lt;div class="dealer"&gt;Dealer&lt;/div&gt; <text:line-break/><text:tab/><text:tab/>&lt;div class="vulnerable"&gt;Vulnerable&lt;/div&gt; <text:line-break/><text:tab/><text:tab/>&amp;spades;234&lt;br /&gt; <text:line-break/><text:tab/>&lt;/div&gt; <text:line-break/>&lt;/div&gt; <text:line-break/>*tablehead* <text:line-break/>&lt;tr&gt; <text:line-break/><text:tab/>&lt;td&gt;A3&lt;/td&gt; </text:span><text:line-break/><text:tab/>(<text:span text:style-name="T2">A3</text:span> comes from the SectionLabel + PairID-NS) <text:line-break/><text:tab/><text:span text:style-name="T2">&lt;td&gt;A5&lt;/td&gt; </text:span><text:line-break/><text:tab/>(<text:span text:style-name="T2">A5</text:span> comes from the SectionLabel + PairID-NS) <text:line-break/><text:tab/><text:span text:style-name="T2">&lt;td&gt;5.0&lt;/td&gt; </text:span><text:line-break/><text:tab/>(<text:span text:style-name="T2">5.0</text:span> comes from the contents of the TotalScore element) <text:line-break/><text:tab/><text:span text:style-name="T2">&lt;td&gt;&amp;nbsp;&lt;/td&gt;<text:line-break/><text:tab/>&lt;td&gt;120.0&lt;/td&gt; </text:span><text:line-break/><text:soft-page-break/><text:tab/>(<text:span text:style-name="T2">120.0</text:span> comes from the contents of the MatchpointsNS element) <text:line-break/><text:tab/><text:span text:style-name="T2">&lt;td&gt;120.0&lt;/td&gt; </text:span><text:line-break/><text:tab/>(<text:span text:style-name="T2">120.0</text:span> comes from the contents of the MatchpointsEW element) <text:line-break/><text:span text:style-name="T2">&lt;/tr&gt; <text:line-break/>*tabletail*))) </text:span></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text:span text:style-name="T1">For... <text:line-break/>&lt;Suit symbol="S"&gt;832&lt;/Suit&gt; <text:line-break/>&lt;Suit symbol="H"&gt;QT42&lt;/Suit&gt; <text:line-break/>&lt;Suit symbol="D"&gt;A865&lt;/Suit&gt; <text:line-break/>&lt;Suit symbol="C"&gt;A9&lt;/Suit&gt; </text:span></text:p>
      <text:p text:style-name="P7"><text:line-break/>You will get something like... <text:line-break/>&amp;spades;832&lt;br/&gt; <text:line-break/>&amp;hearts;QT42&lt;br/&gt; <text:line-break/>&amp;diams;A865&lt;br/&gt; <text:line-break/>&amp;clubs;A9&lt;br/&gt; </text:p>
      <text:p text:style-name="P10">psc:</text:p>
      <text:p text:style-name="P4">getpsc (xmlnodes) → Given xmlnodes, this returns a string HTML table for each PSC<text:line-break/><text:span text:style-name="T1">Notes: Recurses for every pairid, parsing out each pair's score card</text:span></text:p>
      <text:p text:style-name="P4">getnameforid (pairid data) → The string pairid needs to define the direction (E-W). section (A, B), and Number (1,2,3) returns string list (list NameOfPerson1 NameOfPerson2)<text:line-break/><text:span text:style-name="T1">Notes: Pulls a pair's names from the nodes data</text:span></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text:span text:style-name="T1">Notes: Iterates over the list returned from getseperateresults to pull one pair's board results </text:span></text:p>
      <text:p text:style-name="P5"><text:s/></text:p>
      <text:p text:style-name="P10">rankings:</text:p>
      <text:p text:style-name="P4">getrankings (rankingnodes) → Given list of ranking nodes, returns a string HTML will be some header information then a table for each Section/Direction pair<text:line-break/>Columns: Pair No. (section, pair ID, and direction, e.g., “A1 N-S”); Players; Strat; an Overall Rank mv for Strats A, B; and C, Section Rank mv for Strats A, B, and C; Matchpoint Score; Percentage Score; Masterpoint Award<text:line-break/><text:soft-page-break/><text:span text:style-name="T1">Notes: Parses out the rankings data into html tables</text:span></text:p>
      <text:p text:style-name="P4">getcontestants (section dir id rankingnodes) → Given strings section (e.g., A), dir (e.g., E-W), and id (e.g., 1, 2, etc.; the contestant ID for that section),and ranking nodes, returns a list of strings, one string value for each of the following:<text:line-break/>Players; Strat; an Overall Rank mv for Strats A, B; and C, Section Rank mv for Strats A, B, and C; Matchpoint Score; Percentage Score; Masterpoint Award<text:line-break/><text:span text:style-name="T1">Notes: Pulls a single pair's results out of the rankings data</text:span></text:p>
      <text:p text:style-name="P4"/>
      <text:p text:style-name="P4"/>
      <text:p text:style-name="P9">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text:p>
      <text:p text:style-name="P21"><text:tab/>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2">PROBE Software Size Estimate:</text:p>
      <text:p text:style-name="P11"/>
      <text:p text:style-name="P14">Reused Functions<text:tab/><text:tab/>LOC </text:p>
      <text:p text:style-name="P13"/>
      <text:p text:style-name="P13">xml-gettext<text:tab/><text:tab/><text:tab/>9 </text:p>
      <text:p text:style-name="P13">xml-getattribute<text:tab/><text:tab/><text:tab/>8 </text:p>
      <text:p text:style-name="P13">xml-getnode<text:tab/><text:tab/><text:tab/>2 </text:p>
      <text:p text:style-name="P13">xml-getnodes<text:tab/><text:tab/><text:tab/>10 </text:p>
      <text:p text:style-name="P13">xml-readnode<text:tab/><text:tab/><text:tab/>5 </text:p>
      <text:p text:style-name="P13">xml-readnodes<text:tab/><text:tab/><text:tab/>53 </text:p>
      <text:p text:style-name="P13">xml-skipdontcares<text:tab/><text:tab/>20 </text:p>
      <text:p text:style-name="P13">xml-readnodeproperties<text:tab/><text:tab/>24 </text:p>
      <text:p text:style-name="P13">xml-unescape<text:tab/><text:tab/><text:tab/>27 </text:p>
      <text:p text:style-name="P13">splitoff-prefix-mv<text:tab/><text:tab/><text:tab/>3 </text:p>
      <text:p text:style-name="P13">split-at-delimiter-mv<text:tab/><text:tab/>3 </text:p>
      <text:p text:style-name="P13">span-mv<text:tab/><text:tab/><text:tab/><text:tab/>3 </text:p>
      <text:p text:style-name="P13">split-on-token-mv<text:tab/><text:tab/><text:tab/>3 </text:p>
      <text:p text:style-name="P13">serializeboards<text:tab/><text:tab/><text:tab/>32 </text:p>
      <text:p text:style-name="P13">getresults<text:tab/><text:tab/><text:tab/><text:tab/>35 </text:p>
      <text:p text:style-name="P13">serializehands<text:tab/><text:tab/><text:tab/>62 </text:p>
      <text:p text:style-name="P13">serializehandcards<text:tab/><text:tab/>32 </text:p>
      <text:p text:style-name="P13">suit-list?<text:tab/><text:tab/><text:tab/><text:tab/>8 </text:p>
      <text:p text:style-name="P13">suit?<text:tab/><text:tab/><text:tab/><text:tab/>38 </text:p>
      <text:p text:style-name="P13"/>
      <text:p text:style-name="P13">Total Reused LOC: <text:s/>377 </text:p>
      <text:p text:style-name="P14"/>
      <text:p text:style-name="P15"/>
      <text:p text:style-name="P16">Historical Data Table for PROBE </text:p>
      <text:p text:style-name="P13"/>
      <text:p text:style-name="P13"><text:tab/><text:tab/><text:tab/>Tiny(7%)<text:tab/>Small(24%)<text:tab/>Medium(38%)<text:tab/>Large(24%)<text:tab/>Huge(7%) </text:p>
      <text:p text:style-name="P13">Avg. LOC<text:tab/><text:tab/>1.69<text:tab/><text:tab/>3.82<text:tab/><text:tab/>7.34<text:tab/><text:tab/>16.31<text:tab/><text:tab/>41.71 </text:p>
      <text:p text:style-name="P13"/>
      <text:p text:style-name="P13"/>
      <text:p text:style-name="P13"/>
      <text:p text:style-name="P13">Predicted Functions<text:tab/><text:tab/>Predicted Size </text:p>
      <text:p text:style-name="P13"/>
      <text:p text:style-name="P13">xml-getdeepnodes<text:tab/><text:tab/>Medium </text:p>
      <text:p text:style-name="P13">serializeseparateresults<text:tab/><text:tab/>Large </text:p>
      <text:p text:style-name="P13">serializeresults<text:tab/><text:tab/><text:tab/>Huge </text:p>
      <text:p text:style-name="P13">getPSC<text:tab/><text:tab/><text:tab/><text:tab/>Large </text:p>
      <text:p text:style-name="P13">getnameforID<text:tab/><text:tab/><text:tab/>Medium </text:p>
      <text:p text:style-name="P13">getboardsforpair<text:tab/><text:tab/><text:tab/>Medium </text:p>
      <text:p text:style-name="P13">getrankings<text:tab/><text:tab/><text:tab/>Medium </text:p>
      <text:p text:style-name="P13">getcontestant<text:tab/><text:tab/><text:tab/>Medium </text:p>
      <text:p text:style-name="P13">boards-no-trav<text:tab/><text:tab/><text:tab/>Small </text:p>
      <text:p text:style-name="P13">boards-trav<text:tab/><text:tab/><text:tab/>Small </text:p>
      <text:p text:style-name="P13">rankings<text:tab/><text:tab/><text:tab/><text:tab/>Small </text:p>
      <text:p text:style-name="P13">personal-score-cards<text:tab/><text:tab/>Medium </text:p>
      <text:p text:style-name="P13">main<text:tab/><text:tab/><text:tab/><text:tab/>Large </text:p>
      <text:p text:style-name="P13"/>
      <text:p text:style-name="P13">Total Predicted LOC: <text:s/>146.14 </text:p>
      <text:p text:style-name="P13"/>
      <text:p text:style-name="P13"/>
      <text:p text:style-name="P13">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3T14:04:48</dc:date>
    <dc:creator>Colby Russell</dc:creator>
    <meta:editing-duration>PT33H35M59S</meta:editing-duration>
    <meta:editing-cycles>93</meta:editing-cycles>
    <meta:generator>OpenOffice.org/3.2$Linux OpenOffice.org_project/320m12$Build-9483</meta:generator>
    <meta:document-statistic meta:table-count="0" meta:image-count="0" meta:object-count="0" meta:page-count="6" meta:paragraph-count="105" meta:word-count="1203" meta:character-count="8276"/>
  </office:meta>
</office:document-meta>
</file>